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752in"/>
    </style:style>
    <style:style style:name="co5" style:family="table-column">
      <style:table-column-properties fo:break-before="auto" style:column-width="0.875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52">
      <style:table-cell-properties style:rotation-align="none"/>
    </style:style>
    <style:style style:name="ce2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float" office:value="-1.8683562874794" calcext:value-type="float">
            <text:p>-1.868356</text:p>
          </table:table-cell>
          <table:table-cell/>
          <table:table-cell office:value-type="float" office:value="-0.257078349590302" calcext:value-type="float">
            <text:p>-0.257078</text:p>
          </table:table-cell>
          <table:table-cell/>
          <table:table-cell office:value-type="float" office:value="-0.253273606300354" calcext:value-type="float">
            <text:p>-0.253274</text:p>
          </table:table-cell>
          <table:table-cell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-1.8683562874794" calcext:value-type="float">
            <text:p>-1.868356</text:p>
          </table:table-cell>
          <table:table-cell/>
          <table:table-cell office:value-type="float" office:value="-0.257078349590302" calcext:value-type="float">
            <text:p>-0.257078</text:p>
          </table:table-cell>
          <table:table-cell/>
          <table:table-cell office:value-type="float" office:value="-0.253273606300354" calcext:value-type="float">
            <text:p>-0.253274</text:p>
          </table:table-cell>
          <table:table-cell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-1.8683562874794" calcext:value-type="float">
            <text:p>-1.868356</text:p>
          </table:table-cell>
          <table:table-cell table:style-name="Default"/>
          <table:table-cell office:value-type="float" office:value="-0.257078349590302" calcext:value-type="float">
            <text:p>-0.257078</text:p>
          </table:table-cell>
          <table:table-cell table:style-name="Default"/>
          <table:table-cell office:value-type="float" office:value="-0.253273606300354" calcext:value-type="float">
            <text:p>-0.253274</text:p>
          </table:table-cell>
          <table:table-cell table:style-name="Default"/>
          <table:table-cell office:value-type="float" office:value="0.991821765899658" calcext:value-type="float">
            <text:p>0.991822</text:p>
          </table:table-cell>
          <table:table-cell/>
          <table:table-cell office:value-type="float" office:value="-0.637287020683289" calcext:value-type="float">
            <text:p>-0.637287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/>
          <table:table-cell office:value-type="float" office:value="0" calcext:value-type="float">
            <text:p>0.000000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-0.120291888713837" calcext:value-type="float">
            <text:p>-0.120292</text:p>
          </table:table-cell>
          <table:table-cell/>
          <table:table-cell office:value-type="float" office:value="-0.15873920917511" calcext:value-type="float">
            <text:p>-0.158739</text:p>
          </table:table-cell>
          <table:table-cell/>
          <table:table-cell office:value-type="float" office:value="0.501087486743927" calcext:value-type="float">
            <text:p>0.501087</text:p>
          </table:table-cell>
          <table:table-cell/>
          <table:table-cell office:value-type="float" office:value="0.129202365875244" calcext:value-type="float">
            <text:p>0.129202</text:p>
          </table:table-cell>
          <table:table-cell/>
          <table:table-cell office:value-type="float" office:value="-0.0794906616210938" calcext:value-type="float">
            <text:p>-0.079491</text:p>
          </table:table-cell>
          <table:table-cell/>
          <table:table-cell office:value-type="float" office:value="1.0860048532486" calcext:value-type="float">
            <text:p>1.086005</text:p>
          </table:table-cell>
          <table:table-cell/>
          <table:table-cell office:value-type="float" office:value="1.12917530536652" calcext:value-type="float">
            <text:p>1.129175</text:p>
          </table:table-cell>
          <table:table-cell/>
          <table:table-cell office:value-type="float" office:value="-0.955000400543213" calcext:value-type="float">
            <text:p>-0.955000</text:p>
          </table:table-cell>
          <table:table-cell/>
          <table:table-cell office:value-type="float" office:value="-0.274490118026733" calcext:value-type="float">
            <text:p>-0.274490</text:p>
          </table:table-cell>
          <table:table-cell/>
          <table:table-cell office:value-type="float" office:value="-0.443689227104187" calcext:value-type="float">
            <text:p>-0.443689</text:p>
          </table:table-cell>
          <table:table-cell/>
          <table:table-cell office:value-type="float" office:value="0.773414671421051" calcext:value-type="float">
            <text:p>0.773415</text:p>
          </table:table-cell>
          <table:table-cell/>
          <table:table-cell office:value-type="float" office:value="-0.266886055469513" calcext:value-type="float">
            <text:p>-0.266886</text:p>
          </table:table-cell>
          <table:table-cell/>
          <table:table-cell office:value-type="float" office:value="0.188566207885742" calcext:value-type="float">
            <text:p>0.188566</text:p>
          </table:table-cell>
          <table:table-cell/>
          <table:table-cell office:value-type="float" office:value="0.346349835395813" calcext:value-type="float">
            <text:p>0.346350</text:p>
          </table:table-cell>
          <table:table-cell/>
          <table:table-cell office:value-type="float" office:value="-1.55093479156494" calcext:value-type="float">
            <text:p>-1.550935</text:p>
          </table:table-cell>
          <table:table-cell table:style-name="Default"/>
          <table:table-cell office:value-type="float" office:value="0.211341261863708" calcext:value-type="float">
            <text:p>0.211341</text:p>
          </table:table-cell>
          <table:table-cell/>
          <table:table-cell office:value-type="float" office:value="-0.0800701975822449" calcext:value-type="float">
            <text:p>-0.080070</text:p>
          </table:table-cell>
          <table:table-cell/>
          <table:table-cell office:value-type="float" office:value="0.206780254840851" calcext:value-type="float">
            <text:p>0.206780</text:p>
          </table:table-cell>
          <table:table-cell/>
          <table:table-cell office:value-type="float" office:value="-0.176756203174591" calcext:value-type="float">
            <text:p>-0.176756</text:p>
          </table:table-cell>
          <table:table-cell/>
          <table:table-cell office:value-type="float" office:value="0.207024991512299" calcext:value-type="float">
            <text:p>0.207025</text:p>
          </table:table-cell>
          <table:table-cell/>
          <table:table-cell office:value-type="float" office:value="0.0989058613777161" calcext:value-type="float">
            <text:p>0.098906</text:p>
          </table:table-cell>
          <table:table-cell/>
          <table:table-cell office:value-type="float" office:value="0.519036710262299" calcext:value-type="float">
            <text:p>0.519037</text:p>
          </table:table-cell>
          <table:table-cell/>
          <table:table-cell office:value-type="float" office:value="0.34944361448288" calcext:value-type="float">
            <text:p>0.349444</text:p>
          </table:table-cell>
          <table:table-cell/>
          <table:table-cell office:value-type="float" office:value="0.326731324195862" calcext:value-type="float">
            <text:p>0.32673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641884982585907" calcext:value-type="float">
            <text:p>0.641885</text:p>
          </table:table-cell>
          <table:table-cell/>
          <table:table-cell table:formula="of:=[.D6]" office:value-type="float" office:value="0.866633089197177" calcext:value-type="float">
            <text:p>0.866633</text:p>
          </table:table-cell>
          <table:table-cell/>
          <table:table-cell table:formula="of:=[.F6]" office:value-type="float" office:value="0.907441503107184" calcext:value-type="float">
            <text:p>0.907442</text:p>
          </table:table-cell>
          <table:table-cell/>
          <table:table-cell table:formula="of:=[.H6]" office:value-type="float" office:value="0.780529268267568" calcext:value-type="float">
            <text:p>0.780529</text:p>
          </table:table-cell>
          <table:table-cell/>
          <table:table-cell table:formula="of:=[.J6]" office:value-type="float" office:value="0.908674986948367" calcext:value-type="float">
            <text:p>0.908675</text:p>
          </table:table-cell>
          <table:table-cell/>
          <table:table-cell table:formula="of:=[.L6]" office:value-type="float" office:value="0.959333353865017" calcext:value-type="float">
            <text:p>0.959333</text:p>
          </table:table-cell>
          <table:table-cell/>
          <table:table-cell table:formula="of:=[.N6]" office:value-type="float" office:value="0.959333353865017" calcext:value-type="float">
            <text:p>0.959333</text:p>
          </table:table-cell>
          <table:table-cell/>
          <table:table-cell table:formula="of:=[.P6]" office:value-type="float" office:value="0.959333353865017" calcext:value-type="float">
            <text:p>0.959333</text:p>
          </table:table-cell>
          <table:table-cell/>
          <table:table-cell office:value-type="float" office:value="0.484981536865234" calcext:value-type="float">
            <text:p>0.484982</text:p>
          </table:table-cell>
          <table:table-cell/>
          <table:table-cell table:formula="of:=[.T6]" office:value-type="float" office:value="0.997826874731443" calcext:value-type="float">
            <text:p>0.997827</text:p>
          </table:table-cell>
          <table:table-cell/>
          <table:table-cell table:formula="of:=[.V6]" office:value-type="float" office:value="1.11188976896638" calcext:value-type="float">
            <text:p>1.111890</text:p>
          </table:table-cell>
          <table:table-cell/>
          <table:table-cell table:formula="of:=[.X6]" office:value-type="float" office:value="0.916004245969971" calcext:value-type="float">
            <text:p>0.916004</text:p>
          </table:table-cell>
          <table:table-cell/>
          <table:table-cell table:formula="of:=[.Z6]" office:value-type="float" office:value="0.651300847140205" calcext:value-type="float">
            <text:p>0.651301</text:p>
          </table:table-cell>
          <table:table-cell/>
          <table:table-cell table:formula="of:=[.AB6]" office:value-type="float" office:value="0.531130050315155" calcext:value-type="float">
            <text:p>0.531130</text:p>
          </table:table-cell>
          <table:table-cell/>
          <table:table-cell table:formula="of:=[.AD6]" office:value-type="float" office:value="0.531130050315155" calcext:value-type="float">
            <text:p>0.531130</text:p>
          </table:table-cell>
          <table:table-cell/>
          <table:table-cell table:formula="of:=[.AF6]" office:value-type="float" office:value="0.531130050315155" calcext:value-type="float">
            <text:p>0.531130</text:p>
          </table:table-cell>
          <table:table-cell/>
          <table:table-cell office:value-type="float" office:value="0.133190870285034" calcext:value-type="float">
            <text:p>0.133191</text:p>
          </table:table-cell>
          <table:table-cell/>
          <table:table-cell table:formula="of:=[.AJ6]" office:value-type="float" office:value="0.282790527377539" calcext:value-type="float">
            <text:p>0.282791</text:p>
          </table:table-cell>
          <table:table-cell/>
          <table:table-cell table:formula="of:=[.AL6]" office:value-type="float" office:value="0.229631800735191" calcext:value-type="float">
            <text:p>0.229632</text:p>
          </table:table-cell>
          <table:table-cell/>
          <table:table-cell table:formula="of:=[.AN6]" office:value-type="float" office:value="0.274399481749178" calcext:value-type="float">
            <text:p>0.274399</text:p>
          </table:table-cell>
          <table:table-cell/>
          <table:table-cell table:formula="of:=[.AP6]" office:value-type="float" office:value="0.479731374416268" calcext:value-type="float">
            <text:p>0.479731</text:p>
          </table:table-cell>
          <table:table-cell/>
          <table:table-cell table:formula="of:=[.AR6]" office:value-type="float" office:value="0.416699952690749" calcext:value-type="float">
            <text:p>0.416700</text:p>
          </table:table-cell>
          <table:table-cell/>
          <table:table-cell table:formula="of:=[.AT6]" office:value-type="float" office:value="0.416699952690749" calcext:value-type="float">
            <text:p>0.416700</text:p>
          </table:table-cell>
          <table:table-cell/>
          <table:table-cell table:formula="of:=[.AV6]" office:value-type="float" office:value="0.416699952690749" calcext:value-type="float">
            <text:p>0.416700</text:p>
          </table:table-cell>
          <table:table-cell table:number-columns-repeated="16336"/>
        </table:table-row>
        <table:table-row table:style-name="ro1">
          <table:table-cell table:number-columns-repeated="32"/>
          <table:table-cell table:style-name="ce2" table:number-columns-repeated="16352"/>
        </table:table-row>
        <table:table-row table:style-name="ro1">
          <table:table-cell office:value-type="string" calcext:value-type="string">
            <text:p>mac</text:p>
          </table:table-cell>
          <table:table-cell/>
          <table:table-cell table:formula="of:=[.B1]*[.B2]+[.B3]" office:value-type="float" office:value="0.866633089197177" calcext:value-type="float">
            <text:p>0.866633</text:p>
          </table:table-cell>
          <table:table-cell/>
          <table:table-cell table:formula="of:=[.D1]*[.D2]+[.D3]" office:value-type="float" office:value="0.907441503107184" calcext:value-type="float">
            <text:p>0.907442</text:p>
          </table:table-cell>
          <table:table-cell/>
          <table:table-cell table:formula="of:=[.F1]*[.F2]+[.F3]" office:value-type="float" office:value="0.780529268267568" calcext:value-type="float">
            <text:p>0.780529</text:p>
          </table:table-cell>
          <table:table-cell/>
          <table:table-cell table:formula="of:=[.H1]*[.H2]+[.H3]" office:value-type="float" office:value="0.908674986948367" calcext:value-type="float">
            <text:p>0.908675</text:p>
          </table:table-cell>
          <table:table-cell/>
          <table:table-cell table:formula="of:=[.J1]*[.J2]+[.J3]" office:value-type="float" office:value="0.959333353865017" calcext:value-type="float">
            <text:p>0.959333</text:p>
          </table:table-cell>
          <table:table-cell/>
          <table:table-cell table:formula="of:=[.L1]*[.L2]+[.L3]" office:value-type="float" office:value="0.959333353865017" calcext:value-type="float">
            <text:p>0.959333</text:p>
          </table:table-cell>
          <table:table-cell/>
          <table:table-cell table:formula="of:=[.N1]*[.N2]+[.N3]" office:value-type="float" office:value="0.959333353865017" calcext:value-type="float">
            <text:p>0.959333</text:p>
          </table:table-cell>
          <table:table-cell/>
          <table:table-cell table:formula="of:=[.P1]*[.P2]+[.P3]" office:value-type="float" office:value="0.959333353865017" calcext:value-type="float">
            <text:p>0.959333</text:p>
          </table:table-cell>
          <table:table-cell/>
          <table:table-cell table:formula="of:=[.R1]*[.R2]+[.R3]" office:value-type="float" office:value="0.997826874731443" calcext:value-type="float">
            <text:p>0.997827</text:p>
          </table:table-cell>
          <table:table-cell/>
          <table:table-cell table:formula="of:=[.T1]*[.T2]+[.T3]" office:value-type="float" office:value="1.11188976896638" calcext:value-type="float">
            <text:p>1.111890</text:p>
          </table:table-cell>
          <table:table-cell/>
          <table:table-cell table:formula="of:=[.V1]*[.V2]+[.V3]" office:value-type="float" office:value="0.916004245969971" calcext:value-type="float">
            <text:p>0.916004</text:p>
          </table:table-cell>
          <table:table-cell/>
          <table:table-cell table:formula="of:=[.X1]*[.X2]+[.X3]" office:value-type="float" office:value="0.651300847140205" calcext:value-type="float">
            <text:p>0.651301</text:p>
          </table:table-cell>
          <table:table-cell/>
          <table:table-cell table:formula="of:=[.Z1]*[.Z2]+[.Z3]" office:value-type="float" office:value="0.531130050315155" calcext:value-type="float">
            <text:p>0.531130</text:p>
          </table:table-cell>
          <table:table-cell/>
          <table:table-cell table:formula="of:=[.AB1]*[.AB2]+[.AB3]" office:value-type="float" office:value="0.531130050315155" calcext:value-type="float">
            <text:p>0.531130</text:p>
          </table:table-cell>
          <table:table-cell/>
          <table:table-cell table:formula="of:=[.AD1]*[.AD2]+[.AD3]" office:value-type="float" office:value="0.531130050315155" calcext:value-type="float">
            <text:p>0.531130</text:p>
          </table:table-cell>
          <table:table-cell/>
          <table:table-cell table:formula="of:=[.AF1]*[.AF2]+[.AF3]" office:value-type="float" office:value="0.531130050315155" calcext:value-type="float">
            <text:p>0.531130</text:p>
          </table:table-cell>
          <table:table-cell/>
          <table:table-cell table:formula="of:=[.AH1]*[.AH2]+[.AH3]" office:value-type="float" office:value="0.282790527377539" calcext:value-type="float">
            <text:p>0.282791</text:p>
          </table:table-cell>
          <table:table-cell/>
          <table:table-cell table:formula="of:=[.AJ1]*[.AJ2]+[.AJ3]" office:value-type="float" office:value="0.229631800735191" calcext:value-type="float">
            <text:p>0.229632</text:p>
          </table:table-cell>
          <table:table-cell/>
          <table:table-cell table:formula="of:=[.AL1]*[.AL2]+[.AL3]" office:value-type="float" office:value="0.274399481749178" calcext:value-type="float">
            <text:p>0.274399</text:p>
          </table:table-cell>
          <table:table-cell/>
          <table:table-cell table:formula="of:=[.AN1]*[.AN2]+[.AN3]" office:value-type="float" office:value="0.479731374416268" calcext:value-type="float">
            <text:p>0.479731</text:p>
          </table:table-cell>
          <table:table-cell/>
          <table:table-cell table:formula="of:=[.AP1]*[.AP2]+[.AP3]" office:value-type="float" office:value="0.416699952690749" calcext:value-type="float">
            <text:p>0.416700</text:p>
          </table:table-cell>
          <table:table-cell/>
          <table:table-cell table:formula="of:=[.AR1]*[.AR2]+[.AR3]" office:value-type="float" office:value="0.416699952690749" calcext:value-type="float">
            <text:p>0.416700</text:p>
          </table:table-cell>
          <table:table-cell/>
          <table:table-cell table:formula="of:=[.AT1]*[.AT2]+[.AT3]" office:value-type="float" office:value="0.416699952690749" calcext:value-type="float">
            <text:p>0.416700</text:p>
          </table:table-cell>
          <table:table-cell/>
          <table:table-cell table:formula="of:=[.AV1]*[.AV2]+[.AV3]" office:value-type="float" office:value="0.416699952690749" calcext:value-type="float">
            <text:p>0.416700</text:p>
          </table:table-cell>
          <table:table-cell table:style-name="ce2" table:number-columns-repeated="16335"/>
        </table:table-row>
        <table:table-row table:style-name="ro1">
          <table:table-cell office:value-type="string" calcext:value-type="string">
            <text:p>reg</text:p>
          </table:table-cell>
          <table:table-cell table:number-columns-repeated="2"/>
          <table:table-cell table:formula="of:=[.C5]" office:value-type="float" office:value="0.866633089197177" calcext:value-type="float">
            <text:p>0.866633</text:p>
          </table:table-cell>
          <table:table-cell/>
          <table:table-cell table:formula="of:=[.E5]" office:value-type="float" office:value="0.907441503107184" calcext:value-type="float">
            <text:p>0.907442</text:p>
          </table:table-cell>
          <table:table-cell/>
          <table:table-cell table:formula="of:=[.G5]" office:value-type="float" office:value="0.780529268267568" calcext:value-type="float">
            <text:p>0.780529</text:p>
          </table:table-cell>
          <table:table-cell/>
          <table:table-cell table:formula="of:=[.I5]" office:value-type="float" office:value="0.908674986948367" calcext:value-type="float">
            <text:p>0.908675</text:p>
          </table:table-cell>
          <table:table-cell/>
          <table:table-cell table:formula="of:=[.K5]" office:value-type="float" office:value="0.959333353865017" calcext:value-type="float">
            <text:p>0.959333</text:p>
          </table:table-cell>
          <table:table-cell/>
          <table:table-cell table:formula="of:=[.M5]" office:value-type="float" office:value="0.959333353865017" calcext:value-type="float">
            <text:p>0.959333</text:p>
          </table:table-cell>
          <table:table-cell/>
          <table:table-cell table:formula="of:=[.O5]" office:value-type="float" office:value="0.959333353865017" calcext:value-type="float">
            <text:p>0.959333</text:p>
          </table:table-cell>
          <table:table-cell/>
          <table:table-cell table:formula="of:=[.Q5]" office:value-type="float" office:value="0.959333353865017" calcext:value-type="float">
            <text:p>0.959333</text:p>
          </table:table-cell>
          <table:table-cell/>
          <table:table-cell table:formula="of:=[.S5]" office:value-type="float" office:value="0.997826874731443" calcext:value-type="float">
            <text:p>0.997827</text:p>
          </table:table-cell>
          <table:table-cell/>
          <table:table-cell table:formula="of:=[.U5]" office:value-type="float" office:value="1.11188976896638" calcext:value-type="float">
            <text:p>1.111890</text:p>
          </table:table-cell>
          <table:table-cell/>
          <table:table-cell table:formula="of:=[.W5]" office:value-type="float" office:value="0.916004245969971" calcext:value-type="float">
            <text:p>0.916004</text:p>
          </table:table-cell>
          <table:table-cell/>
          <table:table-cell table:formula="of:=[.Y5]" office:value-type="float" office:value="0.651300847140205" calcext:value-type="float">
            <text:p>0.651301</text:p>
          </table:table-cell>
          <table:table-cell/>
          <table:table-cell table:formula="of:=[.AA5]" office:value-type="float" office:value="0.531130050315155" calcext:value-type="float">
            <text:p>0.531130</text:p>
          </table:table-cell>
          <table:table-cell/>
          <table:table-cell table:formula="of:=[.AC5]" office:value-type="float" office:value="0.531130050315155" calcext:value-type="float">
            <text:p>0.531130</text:p>
          </table:table-cell>
          <table:table-cell/>
          <table:table-cell table:formula="of:=[.AE5]" office:value-type="float" office:value="0.531130050315155" calcext:value-type="float">
            <text:p>0.531130</text:p>
          </table:table-cell>
          <table:table-cell/>
          <table:table-cell table:formula="of:=[.AG5]" office:value-type="float" office:value="0.531130050315155" calcext:value-type="float">
            <text:p>0.531130</text:p>
          </table:table-cell>
          <table:table-cell/>
          <table:table-cell table:formula="of:=[.AI5]" office:value-type="float" office:value="0.282790527377539" calcext:value-type="float">
            <text:p>0.282791</text:p>
          </table:table-cell>
          <table:table-cell/>
          <table:table-cell table:formula="of:=[.AK5]" office:value-type="float" office:value="0.229631800735191" calcext:value-type="float">
            <text:p>0.229632</text:p>
          </table:table-cell>
          <table:table-cell/>
          <table:table-cell table:formula="of:=[.AM5]" office:value-type="float" office:value="0.274399481749178" calcext:value-type="float">
            <text:p>0.274399</text:p>
          </table:table-cell>
          <table:table-cell/>
          <table:table-cell table:formula="of:=[.AO5]" office:value-type="float" office:value="0.479731374416268" calcext:value-type="float">
            <text:p>0.479731</text:p>
          </table:table-cell>
          <table:table-cell/>
          <table:table-cell table:formula="of:=[.AQ5]" office:value-type="float" office:value="0.416699952690749" calcext:value-type="float">
            <text:p>0.416700</text:p>
          </table:table-cell>
          <table:table-cell/>
          <table:table-cell table:formula="of:=[.AS5]" office:value-type="float" office:value="0.416699952690749" calcext:value-type="float">
            <text:p>0.416700</text:p>
          </table:table-cell>
          <table:table-cell/>
          <table:table-cell table:formula="of:=[.AU5]" office:value-type="float" office:value="0.416699952690749" calcext:value-type="float">
            <text:p>0.416700</text:p>
          </table:table-cell>
          <table:table-cell/>
          <table:table-cell table:style-name="ce2" table:number-columns-repeated="16335"/>
        </table:table-row>
        <table:table-row table:style-name="ro1">
          <table:table-cell table:number-columns-repeated="32"/>
          <table:table-cell table:style-name="ce2" table:number-columns-repeated="16352"/>
        </table:table-row>
        <table:table-row table:style-name="ro1">
          <table:table-cell table:number-columns-repeated="3"/>
          <table:table-cell table:style-name="ce2" table:number-columns-repeated="8"/>
          <table:table-cell table:number-columns-repeated="6"/>
          <table:table-cell table:formula="of:=TANH([.R6])" office:value-type="float" office:value="0.743979360987438" calcext:value-type="float">
            <text:p>0.743979</text:p>
          </table:table-cell>
          <table:table-cell table:number-columns-repeated="13"/>
          <table:table-cell table:formula="of:=TANH([.AF6])" office:value-type="float" office:value="0.486244433023835" calcext:value-type="float">
            <text:p>0.486244</text:p>
          </table:table-cell>
          <table:table-cell table:style-name="ce2" table:number-columns-repeated="15"/>
          <table:table-cell table:formula="of:=TANH([.AV6])" office:value-type="float" office:value="0.394146683286385" calcext:value-type="float">
            <text:p>0.394147</text:p>
          </table:table-cell>
          <table:table-cell table:style-name="ce2" table:number-columns-repeated="16336"/>
        </table:table-row>
        <table:table-row table:style-name="ro1">
          <table:table-cell table:number-columns-repeated="3"/>
          <table:table-cell table:style-name="ce2" table:number-columns-repeated="8"/>
          <table:table-cell table:number-columns-repeated="6"/>
          <table:table-cell table:formula="of:=[.R8]/2" office:value-type="float" office:value="0.371989680493719" calcext:value-type="float">
            <text:p>0.371990</text:p>
          </table:table-cell>
          <table:table-cell table:number-columns-repeated="13"/>
          <table:table-cell table:formula="of:=[.AF8]/2" office:value-type="float" office:value="0.243122216511917" calcext:value-type="float">
            <text:p>0.243122</text:p>
          </table:table-cell>
          <table:table-cell table:style-name="ce2" table:number-columns-repeated="15"/>
          <table:table-cell table:formula="of:=[.AV8]/2" office:value-type="float" office:value="0.197073341643192" calcext:value-type="float">
            <text:p>0.197073</text:p>
          </table:table-cell>
          <table:table-cell table:style-name="ce2" table:number-columns-repeated="16336"/>
        </table:table-row>
        <table:table-row table:style-name="ro1">
          <table:table-cell table:style-name="Default" table:number-columns-repeated="2"/>
          <table:table-cell table:style-name="ce2" table:number-columns-repeated="15"/>
          <table:table-cell table:formula="of:=[.R9]+0.5" office:value-type="float" office:value="0.871989680493719" calcext:value-type="float">
            <text:p>0.871990</text:p>
          </table:table-cell>
          <table:table-cell table:style-name="ce2" table:number-columns-repeated="13"/>
          <table:table-cell table:formula="of:=[.AF9]+0.5" office:value-type="float" office:value="0.743122216511917" calcext:value-type="float">
            <text:p>0.743122</text:p>
          </table:table-cell>
          <table:table-cell table:style-name="ce2" table:number-columns-repeated="15"/>
          <table:table-cell table:formula="of:=[.AV9]+0.5" office:value-type="float" office:value="0.697073341643192" calcext:value-type="float">
            <text:p>0.697073</text:p>
          </table:table-cell>
          <table:table-cell table:style-name="ce2" table:number-columns-repeated="16336"/>
        </table:table-row>
        <table:table-row table:style-name="ro1" table:number-rows-repeated="3">
          <table:table-cell table:style-name="Default" table:number-columns-repeated="3"/>
          <table:table-cell table:style-name="ce2" table:number-columns-repeated="16381"/>
        </table:table-row>
        <table:table-row table:style-name="ro1" table:number-rows-repeated="3">
          <table:table-cell table:style-name="Default" table:number-columns-repeated="3"/>
          <table:table-cell table:style-name="ce2" table:number-columns-repeated="29"/>
          <table:table-cell table:number-columns-repeated="16352"/>
        </table:table-row>
        <table:table-row table:style-name="ro1" table:number-rows-repeated="3">
          <table:table-cell table:style-name="Default" table:number-columns-repeated="10"/>
          <table:table-cell table:style-name="ce2" table:number-columns-repeated="22"/>
          <table:table-cell table:number-columns-repeated="16352"/>
        </table:table-row>
        <table:table-row table:style-name="ro1" table:number-rows-repeated="3">
          <table:table-cell table:style-name="Default" table:number-columns-repeated="2"/>
          <table:table-cell table:style-name="ce2" table:number-columns-repeated="30"/>
          <table:table-cell table:number-columns-repeated="1635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glio2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6380" table:default-cell-style-name="Default"/>
        <table:table-row table:style-name="ro1">
          <table:table-cell office:value-type="string" calcext:value-type="string">
            <text:p>Quaxwell</text:p>
          </table:table-cell>
          <table:table-cell table:number-columns-repeated="4"/>
          <table:table-cell table:formula="of:=COUNTA([.A:.D])"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ymb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etchind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Yungo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nker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be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ppin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iz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lts</text:p>
          </table:table-cell>
          <table:table-cell office:value-type="string" calcext:value-type="string">
            <text:p>Kyrlia</text:p>
          </table:table-cell>
          <table:table-cell office:value-type="string" calcext:value-type="string">
            <text:p>Gardevo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ypn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Geng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h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ounsw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moliv</text:p>
          </table:table-cell>
          <table:table-cell office:value-type="string" calcext:value-type="string">
            <text:p>Dolli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s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ravi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ee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tili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sdreavus</text:p>
          </table:table-cell>
          <table:table-cell office:value-type="string" calcext:value-type="string">
            <text:p>Mismagi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anp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ufa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clst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lip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gikarp</text:p>
          </table:table-cell>
          <table:table-cell office:value-type="string" calcext:value-type="string">
            <text:p>Gyarado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lp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ow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riflo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um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onz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xoru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dit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cad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rbo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omy</text:p>
          </table:table-cell>
          <table:table-cell office:value-type="string" calcext:value-type="string">
            <text:p>Good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tr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apore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pe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mbre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unspar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rafari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im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chif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x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ongu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oltor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ddiur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wabl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unk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orua</text:p>
          </table:table-cell>
          <table:table-cell office:value-type="string" calcext:value-type="string">
            <text:p>Zoroar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Weav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thita</text:p>
          </table:table-cell>
          <table:table-cell office:value-type="string" calcext:value-type="string">
            <text:p>Gothori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edscoo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mant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ec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iz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ippopot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ndile</text:p>
          </table:table-cell>
          <table:table-cell office:value-type="string" calcext:value-type="string">
            <text:p>Krokor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db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olcaron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Salame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nkatin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iz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bley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upp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iritom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reepy</text:p>
          </table:table-cell>
          <table:table-cell office:value-type="string" calcext:value-type="string">
            <text:p>Drakloa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sc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ndyga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lowk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lld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ne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ux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launcher</text:p>
          </table:table-cell>
          <table:table-cell office:value-type="string" calcext:value-type="string">
            <text:p>Clawitz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namo</text:p>
          </table:table-cell>
          <table:table-cell office:value-type="string" calcext:value-type="string">
            <text:p>Eelektro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eani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ratin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no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libi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nor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rgm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ffl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in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utiefly</text:p>
          </table:table-cell>
          <table:table-cell office:value-type="string" calcext:value-type="string">
            <text:p>Ribomb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tr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ulpi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lito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otho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ipo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winub</text:p>
          </table:table-cell>
          <table:table-cell office:value-type="string" calcext:value-type="string">
            <text:p>Piloswi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d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Gol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keldur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rpek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t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sepa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ubbin</text:p>
          </table:table-cell>
          <table:table-cell office:value-type="string" calcext:value-type="string">
            <text:p>Charjabu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dshr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ngmo-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enfo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Duskno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wick</text:p>
          </table:table-cell>
          <table:table-cell office:value-type="string" calcext:value-type="string">
            <text:p>Lamp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ai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uckl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sculin-H</text:p>
          </table:table-cell>
          <table:table-cell office:value-type="string" calcext:value-type="string">
            <text:p>Basculeg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hyhorn</text:p>
          </table:table-cell>
          <table:table-cell office:value-type="string" calcext:value-type="string">
            <text:p>Rhyperio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kid</text:p>
          </table:table-cell>
          <table:table-cell office:value-type="string" calcext:value-type="string">
            <text:p>Electiv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morta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leav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apin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kip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Tentacru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d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Glo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wpoke-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k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wdi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dude-A</text:p>
          </table:table-cell>
          <table:table-cell office:value-type="string" calcext:value-type="string">
            <text:p>Golem-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llbu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mpard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ieldon</text:p>
          </table:table-cell>
          <table:table-cell office:value-type="string" calcext:value-type="string">
            <text:p>Bastiod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agg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lur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ygon-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lt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Qwilfish-H</text:p>
          </table:table-cell>
          <table:table-cell office:value-type="string" calcext:value-type="string">
            <text:p>Overqwi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netales-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Venusa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irtle</text:p>
          </table:table-cell>
          <table:table-cell office:value-type="string" calcext:value-type="string">
            <text:p>Blastoi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ckorita</text:p>
          </table:table-cell>
          <table:table-cell office:value-type="string" calcext:value-type="string">
            <text:p>Bayle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ndaquil</text:p>
          </table:table-cell>
          <table:table-cell office:value-type="string" calcext:value-type="string">
            <text:p>Quilav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odile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Feraliga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Scept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rchic</text:p>
          </table:table-cell>
          <table:table-cell office:value-type="string" calcext:value-type="string">
            <text:p>Combusk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shto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urtwig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Torter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imchar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Inferna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plup</text:p>
          </table:table-cell>
          <table:table-cell office:value-type="string" calcext:value-type="string">
            <text:p>Prinplu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ivy</text:p>
          </table:table-cell>
          <table:table-cell office:value-type="string" calcext:value-type="string">
            <text:p>Tepi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shawott</text:p>
          </table:table-cell>
          <table:table-cell office:value-type="string" calcext:value-type="string">
            <text:p>Dewot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sp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oaki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wl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tt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li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ookey</text:p>
          </table:table-cell>
          <table:table-cell office:value-type="string" calcext:value-type="string">
            <text:p>Thwackey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rbunn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bbl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Varaldi</meta:initial-creator>
    <meta:creation-date>2024-10-16T08:35:58</meta:creation-date>
    <dc:date>2024-10-21T17:01:17.482583965</dc:date>
    <meta:generator>LibreOffice/24.2.6.2$Linux_X86_64 LibreOffice_project/420$Build-2</meta:generator>
    <meta:editing-duration>PT10M38S</meta:editing-duration>
    <meta:editing-cycles>1</meta:editing-cycles>
    <meta:document-statistic meta:table-count="2" meta:cell-count="330" meta:object-count="0"/>
    <meta:user-defined meta:name="AppVersion">16.0300</meta:user-defined>
  </office:meta>
</office:document-meta>
</file>